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1BF024FB.png" manifest:media-type="image/png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2" draw:layer="layout" svg:width="3.226cm" svg:height="1.258cm" svg:x="3.42cm" svg:y="2.13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3cm" svg:height="1.258cm" svg:x="9.42cm" svg:y="2.1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9cm" svg:height="1.258cm" svg:x="3.42cm" svg:y="4.1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93cm" svg:height="1.258cm" svg:x="11.42cm" svg:y="4.1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58cm" svg:height="1.258cm" svg:x="5.32cm" svg:y="6.13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3.32cm" svg:y="8.13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9.32cm" svg:y="8.13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13.32cm" svg:y="8.13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25cm" svg:height="1.258cm" svg:x="3.32cm" svg:y="10.13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1cm" svg:height="1.258cm" svg:x="3.32cm" svg:y="12.13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11.32cm" svg:y="12.13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2" draw:layer="layout" svg:width="1.392cm" svg:height="3.259cm" svg:x="18.22cm" svg:y="2.13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18.22cm" svg:y="8.1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0.22cm" svg:y="2.1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4.13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10.13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1.258cm" svg:x="24.22cm" svg:y="2.1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4.22cm" svg:y="6.13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6.22cm" svg:y="2.1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6.22cm" svg:y="10.1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8.22cm" svg:y="2.13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7.9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7.9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23.9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23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9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21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27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83cm" svg:height="2.026cm" svg:x="11.134cm" svg:y="17.916cm">
          <draw:image xlink:href="Pictures/10000201000000C8000000C81BF024FB.png" xlink:type="simple" xlink:show="embed" xlink:actuate="onLoad">
            <text:p/>
          </draw:image>
        </draw:frame>
        <draw:custom-shape draw:style-name="gr3" draw:text-style-name="P2" xml:id="id1" draw:id="id1" draw:layer="layout" svg:width="1.749cm" svg:height="1.66cm" svg:x="18.304cm" svg:y="17.93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1.749cm" svg:height="1.66cm" svg:x="28.004cm" svg:y="17.93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18.765cm" draw:start-shape="id1" draw:start-glue-point="10" draw:end-shape="id2" draw:end-glue-point="6" svg:d="M20053 18764l7951 1" svg:viewBox="0 0 7952 2">
          <text:p/>
        </draw:connector>
        <draw:custom-shape draw:style-name="gr4" draw:text-style-name="P2" xml:id="id3" draw:id="id3" draw:layer="layout" svg:width="1.749cm" svg:height="1.66cm" svg:x="28.004cm" svg:y="20.236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21.066cm" draw:start-shape="id1" draw:start-glue-point="10" draw:end-shape="id3" draw:end-glue-point="6" svg:d="M20053 18764l7951 2302" svg:viewBox="0 0 7952 2303">
          <text:p/>
        </draw:connector>
        <draw:custom-shape draw:style-name="gr3" draw:text-style-name="P2" xml:id="id4" draw:id="id4" draw:layer="layout" svg:width="1.749cm" svg:height="1.66cm" svg:x="18.304cm" svg:y="20.23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1.749cm" svg:height="1.66cm" svg:x="28.004cm" svg:y="22.537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3.367cm" draw:start-shape="id4" draw:start-glue-point="10" draw:end-shape="id5" draw:end-glue-point="6" svg:d="M20053 21065l7951 2302" svg:viewBox="0 0 7952 2303">
          <text:p/>
        </draw:connector>
        <draw:custom-shape draw:style-name="gr4" draw:text-style-name="P2" xml:id="id6" draw:id="id6" draw:layer="layout" svg:width="1.749cm" svg:height="1.66cm" svg:x="28.004cm" svg:y="24.838cm">
          <text:p text:style-name="P1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5.668cm" draw:start-shape="id4" draw:start-glue-point="10" draw:end-shape="id6" draw:end-glue-point="6" svg:d="M20053 21065l7951 4603" svg:viewBox="0 0 7952 46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3:15:55.539937228</dc:date>
    <dc:creator>elucterio </dc:creator>
    <meta:editing-duration>PT2H57M57S</meta:editing-duration>
    <meta:editing-cycles>29</meta:editing-cycles>
    <meta:generator>LibreOffice/4.2.8.2$Linux_X86_64 LibreOffice_project/420m0$Build-2</meta:generator>
    <meta:document-statistic meta:object-count="158"/>
  </office:meta>
</office:document-meta>
</file>